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1152" calcext:value-type="float">
            <text:p>113.6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992" calcext:value-type="float">
            <text:p>108.5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1472" calcext:value-type="float">
            <text:p>104.7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200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9744" calcext:value-type="float">
            <text:p>92.4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8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603</text:p>
          </table:table-cell>
          <table:table-cell office:value-type="string" calcext:value-type="string">
            <text:p>TWDB:1034603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